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80.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fo:padding="2.01pt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fo:background-color="transparent"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office:value-type="string" calcext:value-type="string">
            <text:p>Design Table for: Cable Gland PG7-PG19 Sleeve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4" office:value-type="string" calcext:value-type="string">
            <text:p>$DESCRIPTION</text:p>
          </table:table-cell>
          <table:table-cell table:style-name="ce4" office:value-type="string" calcext:value-type="string">
            <text:p>$COLOR</text:p>
          </table:table-cell>
          <table:table-cell table:style-name="ce6" office:value-type="string" calcext:value-type="string">
            <text:p>OD@ProfileS</text:p>
          </table:table-cell>
          <table:table-cell table:style-name="ce7" office:value-type="string" calcext:value-type="string">
            <text:p>IDControl@ProfileS</text:p>
          </table:table-cell>
          <table:table-cell table:style-name="ce8" office:value-type="string" calcext:value-type="string">
            <text:p>Height@Profile</text:p>
          </table:table-cell>
        </table:table-row>
        <table:table-row table:style-name="ro1">
          <table:table-cell table:number-columns-repeated="2" office:value-type="string" calcext:value-type="string">
            <text:p>PG7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table:number-columns-repeated="2" office:value-type="string" calcext:value-type="string">
            <text:p>PG9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10.9" calcext:value-type="float">
            <text:p>10.9</text:p>
          </table:table-cell>
          <table:table-cell office:value-type="float" office:value="1.4" calcext:value-type="float">
            <text:p>1.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table:number-columns-repeated="2" office:value-type="string" calcext:value-type="string">
            <text:p>PG11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13.7" calcext:value-type="float">
            <text:p>13.7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PG13.5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15.7" calcext:value-type="float">
            <text:p>15.7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PG16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17.4" calcext:value-type="float">
            <text:p>17.4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PG19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18.4" calcext:value-type="float">
            <text:p>18.4</text:p>
          </table:table-cell>
          <table:table-cell office:value-type="float" office:value="1.7" calcext:value-type="float">
            <text:p>1.7</text:p>
          </table:table-cell>
          <table:table-cell office:value-type="float" office:value="9" calcext:value-type="float">
            <text:p>9</text:p>
          </table:table-cell>
        </table:table-row>
      </table:table>
      <table:named-expressions>
        <table:named-range table:name="Family" table:base-cell-address="$Sheet1.$A$2" table:cell-range-address="$Sheet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5:51:02.218000000</meta:creation-date>
    <dc:date>2019-08-14T15:51:44.576000000</dc:date>
    <meta:editing-duration>PT42S</meta:editing-duration>
    <meta:editing-cycles>1</meta:editing-cycles>
    <meta:document-statistic meta:table-count="1" meta:cell-count="42" meta:object-count="0"/>
    <meta:generator>LibreOffice/6.2.0.3$Windows_X86_64 LibreOffice_project/98c6a8a1c6c7b144ce3cc729e34964b47ce25d62</meta:generator>
  </office:meta>
</office:document-meta>
</file>